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FE66DFC25839644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Open Sans" svg:font-family="'Open Sans', sans-serif"/>
    <style:font-face style:name="Realm" svg:font-family="Realm, Lato, Helvetica, Arial, sans-serif"/>
    <style:font-face style:name="Roboto Mono" svg:font-family="'Roboto Mono', monospace"/>
    <style:font-face style:name="Roboto" svg:font-family="Roboto, sans-serif"/>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text-properties fo:color="#ff3333" officeooo:rsid="00472e09" officeooo:paragraph-rsid="00472e09"/>
    </style:style>
    <style:style style:name="P11" style:family="paragraph" style:parent-style-name="Standard">
      <style:text-properties fo:color="#ff3333" officeooo:rsid="00472e09" officeooo:paragraph-rsid="00538cd3"/>
    </style:style>
    <style:style style:name="P12" style:family="paragraph" style:parent-style-name="Standard">
      <style:text-properties fo:color="#ff3333" officeooo:rsid="004ea1ce" officeooo:paragraph-rsid="004ea1ce"/>
    </style:style>
    <style:style style:name="P13" style:family="paragraph" style:parent-style-name="Standard">
      <style:text-properties fo:font-variant="normal" fo:text-transform="none" fo:color="#555555" fo:letter-spacing="normal"/>
    </style:style>
    <style:style style:name="P14" style:family="paragraph" style:parent-style-name="Standard">
      <style:text-properties fo:font-variant="normal" fo:text-transform="none" fo:color="#717686" style:font-name="Realm" fo:font-size="13.5pt" fo:letter-spacing="normal" fo:font-style="normal" fo:font-weight="normal" officeooo:rsid="00472e09" officeooo:paragraph-rsid="00472e09"/>
    </style:style>
    <style:style style:name="P15" style:family="paragraph" style:parent-style-name="Standard">
      <style:paragraph-properties fo:margin-top="0cm" fo:margin-bottom="0cm" loext:contextual-spacing="false" fo:line-height="100%" fo:text-align="center" style:justify-single-word="false" style:snap-to-layout-grid="false"/>
    </style:style>
    <style:style style:name="P16" style:family="paragraph" style:parent-style-name="Standard">
      <style:paragraph-properties fo:margin-top="0cm" fo:margin-bottom="0cm" loext:contextual-spacing="false" fo:line-height="100%" fo:text-align="end" style:justify-single-word="false" style:snap-to-layout-grid="false"/>
    </style:style>
    <style:style style:name="P17" style:family="paragraph" style:parent-style-name="Standard">
      <style:paragraph-properties fo:margin-top="0cm" fo:margin-bottom="0cm" loext:contextual-spacing="false" fo:line-height="100%" fo:text-align="justify" style:justify-single-word="false"/>
      <style:text-properties fo:color="#ff3333" officeooo:paragraph-rsid="0048c3e4"/>
    </style:style>
    <style:style style:name="P18" style:family="paragraph" style:parent-style-name="Standard">
      <style:paragraph-properties fo:margin-top="0cm" fo:margin-bottom="0cm" loext:contextual-spacing="false" fo:line-height="100%" fo:text-align="justify" style:justify-single-word="false"/>
      <style:text-properties fo:color="#ff3333" officeooo:rsid="0048c3e4" officeooo:paragraph-rsid="0048c3e4"/>
    </style:style>
    <style:style style:name="P19" style:family="paragraph" style:parent-style-name="Standard">
      <style:paragraph-properties fo:margin-top="2.54cm" fo:margin-bottom="2.54cm" loext:contextual-spacing="false" fo:text-align="center" style:justify-single-word="false"/>
    </style:style>
    <style:style style:name="P20"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21"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22" style:family="paragraph" style:parent-style-name="Párrafo_20_de_20_lista">
      <style:paragraph-properties fo:margin-left="3.154cm" fo:margin-right="0cm" fo:text-indent="0cm" style:auto-text-indent="false"/>
      <style:text-properties fo:font-style="italic" style:font-style-asian="italic"/>
    </style:style>
    <style:style style:name="P23" style:family="paragraph" style:parent-style-name="Párrafo_20_de_20_lista">
      <style:paragraph-properties fo:margin-left="1.884cm" fo:margin-right="0cm" fo:text-indent="0cm" style:auto-text-indent="false"/>
    </style:style>
    <style:style style:name="P24"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25"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6"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7" style:family="paragraph" style:parent-style-name="Párrafo_20_de_20_lista">
      <style:text-properties officeooo:paragraph-rsid="00297301"/>
    </style:style>
    <style:style style:name="P28" style:family="paragraph" style:parent-style-name="Párrafo_20_de_20_lista">
      <style:text-properties fo:color="#ff3333" officeooo:rsid="002a7122" officeooo:paragraph-rsid="002a7122"/>
    </style:style>
    <style:style style:name="P29" style:family="paragraph" style:parent-style-name="Párrafo_20_de_20_lista">
      <style:text-properties fo:color="#ff3333" officeooo:rsid="002b7b65" officeooo:paragraph-rsid="002b7b65"/>
    </style:style>
    <style:style style:name="P30" style:family="paragraph" style:parent-style-name="Párrafo_20_de_20_lista">
      <style:text-properties fo:color="#ff3333" officeooo:rsid="002b7b65" officeooo:paragraph-rsid="003ffb21"/>
    </style:style>
    <style:style style:name="P31" style:family="paragraph" style:parent-style-name="Párrafo_20_de_20_lista">
      <style:text-properties fo:color="#ff3333" officeooo:rsid="0039197f" officeooo:paragraph-rsid="0039197f"/>
    </style:style>
    <style:style style:name="P32" style:family="paragraph" style:parent-style-name="Párrafo_20_de_20_lista">
      <style:text-properties fo:color="#ff3333" officeooo:rsid="003423b2" officeooo:paragraph-rsid="003423b2"/>
    </style:style>
    <style:style style:name="P33" style:family="paragraph" style:parent-style-name="Párrafo_20_de_20_lista">
      <style:text-properties fo:color="#ff3333" officeooo:rsid="003bf8fa" officeooo:paragraph-rsid="003bf8fa"/>
    </style:style>
    <style:style style:name="P34" style:family="paragraph" style:parent-style-name="Párrafo_20_de_20_lista">
      <style:text-properties fo:color="#ff3333" officeooo:rsid="00297301" officeooo:paragraph-rsid="003ffb21"/>
    </style:style>
    <style:style style:name="P35" style:family="paragraph" style:parent-style-name="Párrafo_20_de_20_lista">
      <style:text-properties fo:color="#ff3333" officeooo:rsid="0048c3e4" officeooo:paragraph-rsid="0048c3e4"/>
    </style:style>
    <style:style style:name="P36" style:family="paragraph" style:parent-style-name="Párrafo_20_de_20_lista">
      <style:text-properties fo:color="#ff3333" officeooo:rsid="0048c3e4" officeooo:paragraph-rsid="0039d161"/>
    </style:style>
    <style:style style:name="P37" style:family="paragraph" style:parent-style-name="Párrafo_20_de_20_lista">
      <style:text-properties fo:color="#ff3333" officeooo:rsid="0050eb49" officeooo:paragraph-rsid="0050eb49"/>
    </style:style>
    <style:style style:name="P38" style:family="paragraph" style:parent-style-name="Párrafo_20_de_20_lista">
      <style:text-properties fo:color="#ff3333" officeooo:rsid="00554da2" officeooo:paragraph-rsid="00554da2"/>
    </style:style>
    <style:style style:name="P39" style:family="paragraph" style:parent-style-name="Párrafo_20_de_20_lista">
      <style:text-properties fo:font-style="italic" style:font-style-asian="italic"/>
    </style:style>
    <style:style style:name="P40" style:family="paragraph" style:parent-style-name="Párrafo_20_de_20_lista">
      <style:text-properties fo:font-style="italic" officeooo:rsid="00368516" officeooo:paragraph-rsid="00368516" style:font-style-asian="italic"/>
    </style:style>
    <style:style style:name="P41" style:family="paragraph" style:parent-style-name="Párrafo_20_de_20_lista">
      <style:text-properties fo:font-style="italic" officeooo:rsid="00368516" officeooo:paragraph-rsid="00579a2c" style:font-style-asian="italic"/>
    </style:style>
    <style:style style:name="P42" style:family="paragraph" style:parent-style-name="Párrafo_20_de_20_lista">
      <style:text-properties fo:font-style="italic" officeooo:rsid="0040fef8" officeooo:paragraph-rsid="0040fef8" style:font-style-asian="italic"/>
    </style:style>
    <style:style style:name="P43" style:family="paragraph" style:parent-style-name="Párrafo_20_de_20_lista">
      <style:text-properties fo:font-style="italic" officeooo:rsid="0051e1a8" officeooo:paragraph-rsid="0051e1a8" style:font-style-asian="italic"/>
    </style:style>
    <style:style style:name="P44" style:family="paragraph" style:parent-style-name="Párrafo_20_de_20_lista">
      <style:text-properties officeooo:paragraph-rsid="0039d161"/>
    </style:style>
    <style:style style:name="P45" style:family="paragraph" style:parent-style-name="Párrafo_20_de_20_lista">
      <style:text-properties fo:color="#ff3399" officeooo:rsid="004f4387" officeooo:paragraph-rsid="004f4387"/>
    </style:style>
    <style:style style:name="P46" style:family="paragraph" style:parent-style-name="Párrafo_20_de_20_lista">
      <style:text-properties officeooo:paragraph-rsid="0051e1a8"/>
    </style:style>
    <style:style style:name="P47" style:family="paragraph" style:parent-style-name="Párrafo_20_de_20_lista">
      <style:text-properties officeooo:rsid="00580a85" officeooo:paragraph-rsid="00580a85"/>
    </style:style>
    <style:style style:name="P48" style:family="paragraph" style:parent-style-name="Text_20_body">
      <style:text-properties fo:color="#ff3333" officeooo:rsid="002b7b65" officeooo:paragraph-rsid="002b7b65"/>
    </style:style>
    <style:style style:name="P49" style:family="paragraph" style:parent-style-name="Text_20_body">
      <style:text-properties officeooo:rsid="003b8535" officeooo:paragraph-rsid="003b8535"/>
    </style:style>
    <style:style style:name="P50" style:family="paragraph" style:parent-style-name="Text_20_body">
      <style:text-properties officeooo:rsid="00570ee7" officeooo:paragraph-rsid="00570ee7"/>
    </style:style>
    <style:style style:name="P51" style:family="paragraph" style:parent-style-name="Text_20_body">
      <style:text-properties officeooo:paragraph-rsid="00579a2c"/>
    </style:style>
    <style:style style:name="P52" style:family="paragraph" style:parent-style-name="Text_20_body">
      <style:text-properties officeooo:rsid="0039d161" officeooo:paragraph-rsid="0039d161"/>
    </style:style>
    <style:style style:name="P53"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color="#ff3333" officeooo:rsid="002b7b65" officeooo:paragraph-rsid="003206b5"/>
    </style:style>
    <style:style style:name="P54"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579a2c" officeooo:paragraph-rsid="00579a2c"/>
    </style:style>
    <style:style style:name="P55"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56" style:family="paragraph" style:parent-style-name="Preformatted_20_Text">
      <style:text-properties fo:color="#a9b7c6" style:font-name="Source Code Pro" officeooo:paragraph-rsid="0051e1a8"/>
    </style:style>
    <style:style style:name="P57" style:family="paragraph" style:parent-style-name="Contents_20_1">
      <style:paragraph-properties>
        <style:tab-stops>
          <style:tab-stop style:position="15cm" style:type="right" style:leader-style="dotted" style:leader-text="."/>
        </style:tab-stops>
      </style:paragraph-properties>
    </style:style>
    <style:style style:name="P58"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59" style:family="paragraph" style:parent-style-name="Text_20_body">
      <style:text-properties officeooo:rsid="003b8535" officeooo:paragraph-rsid="003b8535"/>
    </style:style>
    <style:style style:name="P60" style:family="paragraph" style:parent-style-name="Text_20_body">
      <style:text-properties officeooo:rsid="005d4b5e" officeooo:paragraph-rsid="005d4b5e"/>
    </style:style>
    <style:style style:name="P61"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62" style:family="paragraph" style:parent-style-name="Text_20_body" style:list-style-name="L1">
      <style:paragraph-properties fo:margin-left="0cm" fo:margin-right="0cm" fo:margin-top="0cm" fo:margin-bottom="0.318cm" loext:contextual-spacing="false" fo:orphans="2" fo:widows="2" fo:text-indent="0cm" style:auto-text-indent="false" fo:padding="0cm" fo:border="none"/>
      <style:text-properties fo:font-variant="normal" fo:text-transform="none" fo:color="#212121" style:font-name="Roboto" fo:font-size="10.5pt" fo:letter-spacing="normal" fo:font-style="normal" fo:font-weight="normal" officeooo:rsid="00579a2c" officeooo:paragraph-rsid="00579a2c"/>
    </style:style>
    <style:style style:name="P6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style:font-name="Roboto" fo:font-size="10.5pt" fo:letter-spacing="normal" fo:font-style="normal" fo:font-weight="normal"/>
    </style:style>
    <style:style style:name="P64"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style:font-name="Roboto" fo:font-size="10.5pt" fo:letter-spacing="normal" fo:font-style="normal" fo:font-weight="normal" officeooo:rsid="00579a2c" officeooo:paragraph-rsid="00579a2c"/>
    </style:style>
    <style:style style:name="P65" style:family="paragraph" style:parent-style-name="Text_20_body">
      <style:paragraph-properties fo:margin-left="0cm" fo:margin-right="0cm" fo:margin-top="0.397cm" fo:margin-bottom="0.397cm" loext:contextual-spacing="false" style:line-height-at-least="0.609cm" fo:text-align="justify" style:justify-single-word="false" fo:orphans="2" fo:widows="2" fo:text-indent="0cm" style:auto-text-indent="false"/>
      <style:text-properties officeooo:paragraph-rsid="005be457"/>
    </style:style>
    <style:style style:name="P66" style:family="paragraph" style:parent-style-name="Heading_20_1" style:list-style-name="">
      <style:paragraph-properties fo:line-height="115%" fo:text-align="justify" style:justify-single-word="false" fo:keep-together="always" fo:orphans="2" fo:widows="2"/>
    </style:style>
    <style:style style:name="P67" style:family="paragraph" style:parent-style-name="Heading_20_1">
      <style:text-properties officeooo:paragraph-rsid="001fad97"/>
    </style:style>
    <style:style style:name="P68" style:family="paragraph" style:parent-style-name="Heading_20_1">
      <style:text-properties officeooo:paragraph-rsid="002eb208"/>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1fad97"/>
    </style:style>
    <style:style style:name="P71" style:family="paragraph" style:parent-style-name="Heading_20_1">
      <style:paragraph-properties fo:break-before="page"/>
      <style:text-properties officeooo:paragraph-rsid="002eb208"/>
    </style:style>
    <style:style style:name="P72" style:family="paragraph" style:parent-style-name="Heading_20_1">
      <style:paragraph-properties fo:break-before="page"/>
      <style:text-properties officeooo:paragraph-rsid="001fa1a4"/>
    </style:style>
    <style:style style:name="P73" style:family="paragraph" style:parent-style-name="Párrafo_20_de_20_lista" style:list-style-name="WW8Num1"/>
    <style:style style:name="P74" style:family="paragraph" style:parent-style-name="Párrafo_20_de_20_lista" style:list-style-name="WW8Num5"/>
    <style:style style:name="P75" style:family="paragraph" style:parent-style-name="Párrafo_20_de_20_lista" style:list-style-name="WW8Num6"/>
    <style:style style:name="P76" style:family="paragraph" style:parent-style-name="Párrafo_20_de_20_lista" style:list-style-name="WW8Num6">
      <style:text-properties officeooo:paragraph-rsid="00297301"/>
    </style:style>
    <style:style style:name="P77" style:family="paragraph" style:parent-style-name="Párrafo_20_de_20_lista" style:list-style-name="WW8Num6">
      <style:text-properties fo:font-style="italic" style:font-style-asian="italic"/>
    </style:style>
    <style:style style:name="P78" style:family="paragraph" style:parent-style-name="Párrafo_20_de_20_lista" style:list-style-name="WW8Num8">
      <style:text-properties fo:font-style="italic" style:font-style-asian="italic"/>
    </style:style>
    <style:style style:name="P79" style:family="paragraph" style:parent-style-name="Párrafo_20_de_20_lista" style:list-style-name="WW8Num3"/>
    <style:style style:name="P80" style:family="paragraph" style:parent-style-name="Párrafo_20_de_20_lista" style:list-style-name="WW8Num2"/>
    <style:style style:name="P81" style:family="paragraph" style:parent-style-name="Párrafo_20_de_20_lista" style:list-style-name="WW8Num8"/>
    <style:style style:name="P82" style:family="paragraph" style:parent-style-name="Párrafo_20_de_20_lista">
      <style:text-properties fo:color="#ff3333" officeooo:rsid="003423b2" officeooo:paragraph-rsid="003423b2"/>
    </style:style>
    <style:style style:name="P83" style:family="paragraph" style:parent-style-name="Párrafo_20_de_20_lista">
      <style:text-properties fo:color="#ff3399" officeooo:rsid="004f4387" officeooo:paragraph-rsid="004fe357"/>
    </style:style>
    <style:style style:name="P84" style:family="paragraph" style:parent-style-name="Párrafo_20_de_20_lista">
      <style:text-properties fo:color="#ff3399" officeooo:rsid="005ec60e" officeooo:paragraph-rsid="005ec60e"/>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232c35"/>
    </style:style>
    <style:style style:name="T8" style:family="text">
      <style:text-properties officeooo:rsid="002449d8"/>
    </style:style>
    <style:style style:name="T9" style:family="text">
      <style:text-properties officeooo:rsid="0025e85c"/>
    </style:style>
    <style:style style:name="T10" style:family="text">
      <style:text-properties officeooo:rsid="002901ed"/>
    </style:style>
    <style:style style:name="T11" style:family="text">
      <style:text-properties officeooo:rsid="002b7b65"/>
    </style:style>
    <style:style style:name="T12" style:family="text">
      <style:text-properties officeooo:rsid="002d15f2"/>
    </style:style>
    <style:style style:name="T13" style:family="text">
      <style:text-properties fo:font-variant="normal" fo:text-transform="none" fo:color="#212121" style:font-name="Roboto" fo:font-size="12pt" fo:letter-spacing="normal" fo:font-style="normal" fo:font-weight="normal"/>
    </style:style>
    <style:style style:name="T14"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5" style:family="text">
      <style:text-properties fo:font-variant="normal" fo:text-transform="none" fo:color="#212121" fo:letter-spacing="normal"/>
    </style:style>
    <style:style style:name="T16"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7"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8"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19" style:family="text">
      <style:text-properties fo:font-variant="normal" fo:text-transform="none" style:font-name="Roboto" fo:font-size="10.5pt" fo:letter-spacing="normal" fo:font-style="normal" fo:font-weight="normal"/>
    </style:style>
    <style:style style:name="T20" style:family="text">
      <style:text-properties fo:font-variant="normal" fo:text-transform="none" fo:color="#404040" style:font-name="Open Sans" fo:font-size="10.5pt" fo:letter-spacing="normal" fo:font-style="normal" fo:font-weight="normal"/>
    </style:style>
    <style:style style:name="T21" style:family="text">
      <style:text-properties fo:font-variant="normal" fo:text-transform="none" fo:color="#404040" style:font-name="Open Sans" fo:font-size="10.5pt" fo:letter-spacing="normal" fo:font-style="normal" fo:font-weight="normal" officeooo:rsid="00580a85"/>
    </style:style>
    <style:style style:name="T22" style:family="text">
      <style:text-properties fo:font-variant="normal" fo:text-transform="none" fo:color="#404040" style:font-name="Open Sans" fo:font-size="10.5pt" fo:letter-spacing="normal" fo:font-style="normal" fo:font-weight="normal" officeooo:rsid="005be457"/>
    </style:style>
    <style:style style:name="T23" style:family="text">
      <style:text-properties fo:font-variant="normal" fo:text-transform="none" fo:color="#404040" style:font-name="Open Sans" fo:font-size="10.5pt" fo:letter-spacing="normal" fo:font-style="normal" fo:font-weight="normal" officeooo:rsid="005c91cb"/>
    </style:style>
    <style:style style:name="T24" style:family="text">
      <style:text-properties fo:font-variant="normal" fo:text-transform="none" fo:color="#404040" style:font-name="Open Sans" fo:font-size="10.5pt" fo:letter-spacing="normal" fo:font-style="normal" fo:font-weight="bold"/>
    </style:style>
    <style:style style:name="T25" style:family="text">
      <style:text-properties fo:font-size="10.5pt"/>
    </style:style>
    <style:style style:name="T26" style:family="text">
      <style:text-properties fo:font-size="10.5pt" officeooo:rsid="00297301"/>
    </style:style>
    <style:style style:name="T27" style:family="text">
      <style:text-properties officeooo:rsid="0039197f"/>
    </style:style>
    <style:style style:name="T28" style:family="text">
      <style:text-properties officeooo:rsid="003bf8fa"/>
    </style:style>
    <style:style style:name="T29" style:family="text">
      <style:text-properties officeooo:rsid="003c4801"/>
    </style:style>
    <style:style style:name="T30" style:family="text">
      <style:text-properties officeooo:rsid="003e237e"/>
    </style:style>
    <style:style style:name="T31" style:family="text">
      <style:text-properties officeooo:rsid="003ffb21"/>
    </style:style>
    <style:style style:name="T32" style:family="text">
      <style:text-properties officeooo:rsid="004466d9"/>
    </style:style>
    <style:style style:name="T33" style:family="text">
      <style:text-properties officeooo:rsid="0048c3e4"/>
    </style:style>
    <style:style style:name="T34" style:family="text">
      <style:text-properties fo:color="#ff3333" officeooo:rsid="0039d161"/>
    </style:style>
    <style:style style:name="T35" style:family="text">
      <style:text-properties fo:color="#ff3333" officeooo:rsid="003e237e"/>
    </style:style>
    <style:style style:name="T36" style:family="text">
      <style:text-properties fo:color="#ff3333" officeooo:rsid="004466d9"/>
    </style:style>
    <style:style style:name="T37" style:family="text">
      <style:text-properties fo:color="#ff3333" officeooo:rsid="0048c3e4"/>
    </style:style>
    <style:style style:name="T38" style:family="text">
      <style:text-properties fo:color="#ff3333" officeooo:rsid="00554da2"/>
    </style:style>
    <style:style style:name="T39" style:family="text">
      <style:text-properties officeooo:rsid="004b418a"/>
    </style:style>
    <style:style style:name="T40" style:family="text">
      <style:text-properties officeooo:rsid="004fe357"/>
    </style:style>
    <style:style style:name="T41" style:family="text">
      <style:text-properties fo:color="#6a8759" style:font-name="Source Code Pro"/>
    </style:style>
    <style:style style:name="T42" style:family="text">
      <style:text-properties fo:color="#a9b7c6" style:font-name="Source Code Pro"/>
    </style:style>
    <style:style style:name="T43" style:family="text">
      <style:text-properties fo:font-style="italic" officeooo:rsid="00368516" style:font-style-asian="italic"/>
    </style:style>
    <style:style style:name="T44" style:family="text">
      <style:text-properties fo:color="#9876aa" fo:font-style="italic" officeooo:rsid="0051e1a8" style:font-style-asian="italic"/>
    </style:style>
    <style:style style:name="T45" style:family="text">
      <style:text-properties fo:color="#cc7832" fo:font-style="italic" officeooo:rsid="0051e1a8" style:font-style-asian="italic"/>
    </style:style>
    <style:style style:name="T46" style:family="text">
      <style:text-properties officeooo:rsid="00538cd3"/>
    </style:style>
    <style:style style:name="T47" style:family="text">
      <style:text-properties officeooo:rsid="00559904"/>
    </style:style>
    <style:style style:name="T48" style:family="text">
      <style:text-properties officeooo:rsid="0059186a"/>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58"/>
      </text:section>
      <text:p text:style-name="P25"/>
      <text:p text:style-name="P26"><draw:frame draw:style-name="fr1" draw:name="0 Imagen" text:anchor-type="as-char" svg:width="15.533cm" svg:height="2.586cm" draw:z-index="0"><draw:image xlink:href="Pictures/10000000000002A200000046FE66DFC25839644C.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5"/>
          </table:table-cell>
          <table:table-cell table:style-name="Tabla1.A1" office:value-type="string">
            <text:p text:style-name="P16"/>
          </table:table-cell>
        </table:table-row>
      </table:table>
      <text:p text:style-name="P24">PROYECTO FIN DE CICLO</text:p>
      <text:p text:style-name="P19"><text:span text:style-name="T2">“</text:span><text:span text:style-name="T4">Keep Movin’: t</text:span><text:span text:style-name="T3">rackeador de rutas para Android</text:span><text:span text:style-name="T1">”</text:span></text:p>
      <text:p text:style-name="P20">TUTOR INDIVIDUAL: <text:span text:style-name="T7">Celia Pellico Llera</text:span></text:p>
      <text:p text:style-name="P21">TUTOR COLECTIVO: <text:span text:style-name="T7">José Luis Arias</text:span></text:p>
      <text:p text:style-name="P21"/>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57"><text:a xlink:type="simple" xlink:href="#__RefHeading___Toc9834_827709419" text:style-name="Index_20_Link" text:visited-style-name="Index_20_Link">1.MEMORIA DEL PROYECTO<text:tab/>3</text:a></text:p>
          <text:p text:style-name="P57"><text:a xlink:type="simple" xlink:href="#__RefHeading___Toc9812_827709419" text:style-name="Index_20_Link" text:visited-style-name="Index_20_Link">2.INTRODUCCIÓN<text:tab/>4</text:a></text:p>
          <text:p text:style-name="P57"><text:a xlink:type="simple" xlink:href="#__RefHeading___Toc293_723628383" text:style-name="Index_20_Link" text:visited-style-name="Index_20_Link">3.ANÁLISIS<text:tab/>5</text:a></text:p>
          <text:p text:style-name="P57"><text:a xlink:type="simple" xlink:href="#__RefHeading___Toc9836_827709419" text:style-name="Index_20_Link" text:visited-style-name="Index_20_Link">4.DISEÑO DEL SISTEMA<text:tab/>6</text:a></text:p>
          <text:p text:style-name="P57"><text:a xlink:type="simple" xlink:href="#__RefHeading___Toc9818_827709419" text:style-name="Index_20_Link" text:visited-style-name="Index_20_Link">5.IMPLEMENTACIÓN DEL SISTEMA<text:tab/>7</text:a></text:p>
          <text:p text:style-name="P57"><text:a xlink:type="simple" xlink:href="#__RefHeading___Toc9820_827709419" text:style-name="Index_20_Link" text:visited-style-name="Index_20_Link">6.MANUALES DEL SISTEMA<text:tab/>9</text:a></text:p>
          <text:p text:style-name="P57"><text:a xlink:type="simple" xlink:href="#__RefHeading___Toc9838_827709419" text:style-name="Index_20_Link" text:visited-style-name="Index_20_Link">7.CONCLUSIONES Y AMPLIACIONES (OPTATIVO)<text:tab/>10</text:a></text:p>
          <text:p text:style-name="P57"><text:a xlink:type="simple" xlink:href="#__RefHeading___Toc9824_827709419" text:style-name="Index_20_Link" text:visited-style-name="Index_20_Link">8.REFERENCIAS BIBLIOGRÁFICAS<text:tab/>11</text:a></text:p>
          <text:p text:style-name="P57"><text:a xlink:type="simple" xlink:href="#__RefHeading___Toc9828_827709419" text:style-name="Index_20_Link" text:visited-style-name="Index_20_Link">9.APÉNDICES<text:tab/>12</text:a></text:p>
        </text:index-body>
      </text:table-of-content>
      <text:h text:style-name="P66" text:outline-level="1"/>
      <text:h text:style-name="P67" text:outline-level="1" text:is-list-header="true"><text:bookmark-start text:name="__RefHeading___Toc9810_827709419"/><text:bookmark-end text:name="__RefHeading___Toc9810_827709419"/></text:h>
      <text:h text:style-name="P70" text:outline-level="1"><text:bookmark-start text:name="__RefHeading___Toc9834_827709419"/>MEMORIA DEL PROYECTO<text:bookmark-end text:name="__RefHeading___Toc9834_827709419"/></text:h>
      <text:list xml:id="list6997626549358732554" text:style-name="WW8Num1">
        <text:list-item>
          <text:p text:style-name="P73">RESUMEN DE LA MOTIVACIÓN, OBJETIVOS Y ALCANCE DEL PROYECTO</text:p>
        </text:list-item>
      </text:list>
      <text:p text:style-name="P17">El proyecto se basa en la creación de una aplicación <text:span text:style-name="T32">nativa </text:span>para dispositivos <text:span text:style-name="T29">móviles</text:span> Android. Esta aplicación es<text:span text:style-name="T29">tá</text:span> concebida para la práctica de actividades al aire libre y permitirá al usuario conocer su posición <text:span text:style-name="T29">y</text:span> guardar u<text:span text:style-name="T32">n</text:span> recorrido <text:span text:style-name="T6">mientras añade</text:span> fotos y videos <text:span text:style-name="T32">georreferenciados. De esta manera el usuario conseguirá un registro de todas sus salidas y las imagenes capturadas en cada salida.</text:span></text:p>
      <text:p text:style-name="P17"/>
      <text:p text:style-name="P18">Para la realización de este proyecto se explotará la API de Google Maps que se encarga de toda la gestión de mapas y permite incorporar marcadores de tipo puntual, lineal y poligonal. La persistencia de los datos se hará <text:span text:style-name="T48">con Realm, una API que facilita la gestión de bases de datos.</text:span></text:p>
      <text:h text:style-name="P66" text:outline-level="1"/>
      <text:h text:style-name="P66" text:outline-level="1"/>
      <text:h text:style-name="P66" text:outline-level="1"/>
      <text:h text:style-name="P69" text:outline-level="1"><text:bookmark-start text:name="__RefHeading___Toc9812_827709419"/>INTRODUCCIÓN<text:bookmark-end text:name="__RefHeading___Toc9812_827709419"/></text:h>
      <text:list xml:id="list1236782020995090664" text:style-name="WW8Num5">
        <text:list-item>
          <text:p text:style-name="P74">JUSTIFICACIÓN <text:span text:style-name="T33">Y OBJETIVOS</text:span> DEL PROYECTO</text:p>
        </text:list-item>
      </text:list>
      <text:p text:style-name="Párrafo_20_de_20_lista"/>
      <text:p text:style-name="P44"><text:span text:style-name="T34">El </text:span><text:span text:style-name="T37">presente </text:span><text:span text:style-name="T34">proyecto se desarrolla dentro del ámbito académico como trabajo final </text:span><text:span text:style-name="T35">de</text:span><text:span text:style-name="T34">l </text:span><text:span text:style-name="T36">Ciclo Formativo de Grado Superior</text:span><text:span text:style-name="T34"> “Desarrollo de Aplicaciones Multiplataforma</text:span><text:span text:style-name="T37">”</text:span><text:span text:style-name="T34">. </text:span><text:span text:style-name="T36"><text:s/></text:span></text:p>
      <text:p text:style-name="Párrafo_20_de_20_lista"/>
      <text:p text:style-name="P36">Sus objetivos son familiarizarse con el desarrollo de aplicaciones en Android y conocer algunas APIs específicas como Realm y Google Maps. Para llegar a este objetivo se desarrolla la aplicación indicada en el punto anterior.</text:p>
      <text:p text:style-name="Párrafo_20_de_20_lista"/>
      <text:list xml:id="list205630252895525" text:continue-numbering="true" text:style-name="WW8Num5">
        <text:list-item>
          <text:p text:style-name="P74">ESTUDIO DE LA SITUACIÓN ACTUAL</text:p>
          <text:p text:style-name="P74"/>
        </text:list-item>
      </text:list>
      <text:p text:style-name="P47">https://andro4all.com/2016/01/apps-nativas-vs-apps-hibridas-ventajas-desventajas</text:p>
      <text:p text:style-name="P52"><text:span text:style-name="T21">L</text:span><text:span text:style-name="T20">as aplicaciones nativas, en principio, se desarrollan </text:span><text:span text:style-name="Strong_20_Emphasis"><text:span text:style-name="T24">utilizando el lenguaje específico para cada plataforma</text:span></text:span><text:span text:style-name="T20">, por ejemplo Java + XML en Android, Objective-C y Swift en iOS o C# y Visual Basic en Windows. Esto nos permite acceder a las API’s (Interfaz de Programación de Aplicaciones) disponibles y nos debería ofrecer un mejor rendimiento.</text:span></text:p>
      <text:p text:style-name="P65"><text:span text:style-name="T22">Actualmente en el desarrollo para dispositivos móviles se está apostando por </text:span><text:span text:style-name="T20"><text:s/>aplicaciones híbridas </text:span><text:span text:style-name="T22">que emplean tecnologías web como HTML, JavaScript y CSS. Este tipo de aplicaciones se ejecutarán e</text:span><text:span text:style-name="T20">n el navegador nativo del sistema <text:s/></text:span><text:span text:style-name="T22">y tienen un rendimiento menor. Además tampoco pueden acceder a tantas funcionalidades del hardware del dispositivo ni a las librerías del sistema, sin embargo su gran fuerte es que </text:span><text:span text:style-name="T23">son diseños multiplataforma</text:span><text:span text:style-name="T22">.</text:span></text:p>
      <text:p text:style-name="P44"/>
      <text:p text:style-name="Párrafo_20_de_20_lista"/>
      <text:list xml:id="list205630234382333" text:continue-numbering="true" text:style-name="WW8Num5">
        <text:list-item>
          <text:p text:style-name="P74">ASPECTOS TEÓRICOS</text:p>
        </text:list-item>
      </text:list>
      <text:p text:style-name="Párrafo_20_de_20_lista"/>
      <text:p text:style-name="Párrafo_20_de_20_lista"/>
      <text:h text:style-name="P68" text:outline-level="1" text:is-list-header="true"><text:bookmark-start text:name="__RefHeading___Toc9814_827709419"/><text:bookmark-end text:name="__RefHeading___Toc9814_827709419"/></text:h>
      <text:h text:style-name="P71" text:outline-level="1"><text:bookmark-start text:name="__RefHeading___Toc293_723628383"/>ANÁLISIS<text:bookmark-end text:name="__RefHeading___Toc293_723628383"/></text:h>
      <text:h text:style-name="P67" text:outline-level="1" text:is-list-header="true"><text:bookmark-start text:name="__RefHeading___Toc9816_827709419"/><text:bookmark-end text:name="__RefHeading___Toc9816_827709419"/></text:h>
      <text:h text:style-name="P70" text:outline-level="1"><text:bookmark-start text:name="__RefHeading___Toc9836_827709419"/>DISEÑO DEL SISTEMA<text:bookmark-end text:name="__RefHeading___Toc9836_827709419"/></text:h>
      <text:p text:style-name="P3">La aplicación cuenta con <text:span text:style-name="T30">una base de datos local, </text:span>cuatro Activities <text:span text:style-name="T10">o pantallas</text:span>.</text:p>
      <text:p text:style-name="P10">BASE DE DATOS</text:p>
      <text:p text:style-name="P10">(insertar esquema)</text:p>
      <text:p text:style-name="P11">Para la creación y explotación de la base de datos se usará Realm en su versión 3.1.4. a fecha de mayo de 2017. </text:p>
      <text:p text:style-name="P11">Realm es una API open source usad<text:span text:style-name="T46">a</text:span> como alternativa a SQLite y ORMs que simplifica enormemente nuestro código. <text:span text:style-name="T46">Tiene una excelente documentación, por ser directa a la par que completa, que puede consultarse en: </text:span><text:a xlink:type="simple" xlink:href="https://realm.io/docs/" text:style-name="Internet_20_link" text:visited-style-name="Visited_20_Internet_20_Link"><text:span text:style-name="T46">https://realm.io/</text:span></text:a></text:p>
      <text:p text:style-name="P10">Por cada tabla de nuestra base de datos se crea una clase que extienda RealmObject. Usa anotaciones tipo @PrimaryKey, @Required...</text:p>
      <text:p text:style-name="P14"/>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12">En esta actividad vemos un registro de todas las rutas almacenadas en el dispositivo.</text:p>
      <text:p text:style-name="P12">Tiene una implementación extra para tablets que consiste en mostrar en la misma pantalla la List View y la </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Heading_20_1" text:outline-level="1"><text:bookmark-start text:name="__RefHeading___Toc9818_827709419"/><text:soft-page-break/>IMPLEMENTACIÓN DEL SISTEMA<text:bookmark-end text:name="__RefHeading___Toc9818_827709419"/></text:h>
      <text:list xml:id="list4669458762841132616" text:style-name="WW8Num6">
        <text:list-item>
          <text:p text:style-name="P75">ESTÁNDARES Y NORMAS SEGUIDO</text:p>
        </text:list-item>
      </text:list>
      <text:p text:style-name="Párrafo_20_de_20_lista"/>
      <text:list xml:id="list205629151266391" text:continue-numbering="true" text:style-name="WW8Num6">
        <text:list-header>
          <text:p text:style-name="P75"/>
        </text:list-header>
        <text:list-item>
          <text:p text:style-name="P76">LENGUAJES DE PROGRAMACIÓN</text:p>
        </text:list-item>
      </text:list>
      <text:p text:style-name="P27"/>
      <text:p text:style-name="P28">El desarrollo de aplicaciones Android se <text:span text:style-name="T27">basa</text:span> en el lenguaje de marcado XML para la creación de las interfaces gráficas y en el lenguaje Java para dotar al sistema de <text:span text:style-name="T11">funcionalidad.</text:span></text:p>
      <text:p text:style-name="P27"/>
      <text:p text:style-name="P27"/>
      <text:list xml:id="list205628669355474" text:continue-numbering="true" text:style-name="WW8Num6">
        <text:list-item>
          <text:p text:style-name="P75">HERRAMIENTAS Y PROGRAMAS USADOS PARA EL DESARROLLO</text:p>
        </text:list-item>
      </text:list>
      <text:p text:style-name="Párrafo_20_de_20_lista"/>
      <text:p text:style-name="P34">Para <text:span text:style-name="T33">la ejecución del proyecto</text:span> <text:span text:style-name="T31">se ha</text:span> utilizado Android Studio como IDE. <text:span text:style-name="T32">El control de versiones se ha realizado con GitKraken y GitHub Desktop vinculados a una cuenta personal de github.</text:span></text:p>
      <text:p text:style-name="P31">Realm <text:span text:style-name="T31">para la gestión de la base de datos local</text:span>.</text:p>
      <text:p text:style-name="P30">Google Maps API <text:span text:style-name="T31">p</text:span>ara la visualización y gestión de mapas. </text:p>
      <text:p text:style-name="P30"/>
      <text:p text:style-name="P38">GITKRAKEN</text:p>
      <text:p text:style-name="P38">GitKraken es un cleinte para administrar los cambios de proyectos con Git. Está disponible para GNU/Linux, Mac OSX y Windows.</text:p>
      <text:p text:style-name="P38"/>
      <text:p text:style-name="P38">GitKraken y GitHub Desktop son muy similares y perfectamente compatibles. Se enlazan mediante <text:span text:style-name="T47">CLAVEEEEEEEEEEEEE con una cuenta github. En este caso particular los he usado para trabjar en dos equipos distintos.</text:span></text:p>
      <text:p text:style-name="P38"/>
      <text:p text:style-name="Text_20_body"><text:line-break/><text:tab/><text:span text:style-name="T38">REALM</text:span></text:p>
      <text:p text:style-name="P30"/>
      <text:p text:style-name="P30"/>
      <text:p text:style-name="P38">GOOGLE MAPS</text:p>
      <text:p text:style-name="P29">[caputras de la creación de la key]<text:span text:style-name="T12">]</text:span></text:p>
      <text:p text:style-name="P29"><text:span text:style-name="T15"> </text:span><text:span text:style-name="T13">Google Maps Android API necesita una API de nivel 12 o superior para admitir objetos </text:span><text:span text:style-name="Source_20_Text"><text:span text:style-name="T16">MapFragment</text:span></text:span></text:p>
      <text:p text:style-name="P29"><text:span text:style-name="Source_20_Text"><text:span text:style-name="T16"/></text:span></text:p>
      <text:p text:style-name="P48"><text:a xlink:type="simple" xlink:href="https://developer.android.com/reference/com/google/android/gms/maps/GoogleMap.html" text:style-name="Internet_20_link" text:visited-style-name="Visited_20_Internet_20_Link"><text:span text:style-name="Source_20_Text"><text:span text:style-name="T17">GoogleMap</text:span></text:span></text:a><text:span text:style-name="Source_20_Text"><text:span text:style-name="T14"> administra las siguientes operaciones de manera automática:</text:span></text:span></text:p>
      <text:list xml:id="list4516162845893451742" text:style-name="L1">
        <text:list-item>
          <text:p text:style-name="P61">conexión al servicio de Google Maps;</text:p>
        </text:list-item>
        <text:list-item>
          <text:p text:style-name="P61">descarga de mosaicos de mapas;</text:p>
        </text:list-item>
        <text:list-item>
          <text:p text:style-name="P61">visualización de mosaicos en la pantalla del dispositivo;</text:p>
        </text:list-item>
        <text:list-item>
          <text:p text:style-name="P61">visualización de varios controles, como el desplazamiento y el zoom.</text:p>
        </text:list-item>
        <text:list-item>
          <text:p text:style-name="P61"><text:soft-page-break/>respuesta a gestos de desplazamiento y zoom a través del movimiento del mapa y su acercamiento o alejamiento.</text:p>
        </text:list-item>
        <text:list-item>
          <text:p text:style-name="P62">La API de Google Maps para Android no se incluye de serie en la plataforma, si no que se obtiene de Google Play Services. En otras palabras, se necesita instalar la librería Google Play Services en Android SDKpara para integrar Google Maps en la aplicación.</text:p>
        </text:list-item>
      </text:list>
      <text:p text:style-name="P54"><text:span text:style-name="T25">Con la API de Google Maps se pueden añadir mapas basados en Google Maps a la aplicación. La API maneja el acceso al servidor de Google Maps, la descarga de datos, la presentación en pantalla del mapa, y la respuesta a gestos en pantalla (manejar el zoom, navegar por el mapa...). La API también se encarga de la gestion de marcadores, polilíneas y polígonos.</text:span><text:span text:style-name="T26">,</text:span></text:p>
      <text:p text:style-name="P55"><text:span text:style-name="T19">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A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class methods to control the map programmatically and draw a number of overlays on top of the map.</text:span></text:p>
      <text:p text:style-name="P63"/>
      <text:p text:style-name="P64"/>
      <text:p text:style-name="P53"><text:span text:style-name="Source_20_Text"><text:span text:style-name="T16"/></text:span></text:p>
      <text:list xml:id="list205629086835932" text:continue-list="list205628669355474" text:style-name="WW8Num6">
        <text:list-header>
          <text:p text:style-name="P75"/>
        </text:list-header>
        <text:list-item>
          <text:p text:style-name="P75">CREACIÓN DEL SISTEMA</text:p>
          <text:list>
            <text:list-item>
              <text:p text:style-name="P77">Problemas Encontrados</text:p>
            </text:list-item>
          </text:list>
        </text:list-item>
      </text:list>
      <text:p text:style-name="P42">Diseño de la base de datos y Persistencia de datos.</text:p>
      <text:p text:style-name="P42"/>
      <text:p text:style-name="P40">Guardar el estado de un fragment, <text:span text:style-name="T27">sobre todo del Cronómetro</text:span></text:p>
      <text:p text:style-name="P40"><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40"/>
      <text:p text:style-name="P43"/>
      <text:p text:style-name="P43"><text:a xlink:type="simple" xlink:href="https://developer.android.com/studio/build/multidex.html" text:style-name="Internet_20_link" text:visited-style-name="Visited_20_Internet_20_Link">https://developer.android.com/studio/build/multidex.html</text:a></text:p>
      <text:p text:style-name="P43">La solución de este punto paso por añadir el en archivo Gradle del módulo </text:p>
      <text:p text:style-name="P56"><text:span text:style-name="T44">multiDexEnabled </text:span><text:span text:style-name="T45">true</text:span></text:p>
      <text:p text:style-name="P43"/>
      <text:p text:style-name="P46"><text:span text:style-name="T42">compile </text:span><text:span text:style-name="T41">'com.android.support:multidex:1.0.1'</text:span></text:p>
      <text:p text:style-name="P43"/>
      <text:p text:style-name="P40"/>
      <text:list xml:id="list205629452842144" text:continue-numbering="true" text:style-name="WW8Num6">
        <text:list-item>
          <text:list>
            <text:list-item>
              <text:p text:style-name="P77">Descripción Detallada de las Clases</text:p>
            </text:list-item>
          </text:list>
        </text:list-item>
      </text:list>
      <text:p text:style-name="P39"/>
      <text:p text:style-name="P39"/>
      <text:p text:style-name="P39"/>
      <text:p text:style-name="P39"/>
      <text:h text:style-name="Heading_20_1" text:outline-level="1"><text:bookmark-start text:name="__RefHeading___Toc9820_827709419"/><text:soft-page-break/>MANUALES DEL SISTEMA<text:bookmark-end text:name="__RefHeading___Toc9820_827709419"/></text:h>
      <text:list xml:id="list9024027838849949542" text:style-name="WW8Num3">
        <text:list-item>
          <text:p text:style-name="P79">MANUAL DE INSTALACIÓN</text:p>
        </text:list-item>
      </text:list>
      <text:p text:style-name="Párrafo_20_de_20_lista"/>
      <text:p text:style-name="P35">La instalación de la aplicación se realizará a través de Google Play que es la plataforma de distribución digital de aplicaciones móviles para los dispositivos con sistema operativo Android.</text:p>
      <text:p text:style-name="Párrafo_20_de_20_lista"/>
      <text:list xml:id="list205630029064042" text:continue-numbering="true" text:style-name="WW8Num3">
        <text:list-item>
          <text:p text:style-name="P79">MANUAL DE USUARIO</text:p>
        </text:list-item>
      </text:list>
      <text:p text:style-name="Párrafo_20_de_20_lista"/>
      <text:p text:style-name="P31">Capturas de pantalla comentadas.</text:p>
      <text:p text:style-name="P31"/>
      <text:p text:style-name="P37">PANTALLA PRINCIPAL</text:p>
      <text:p text:style-name="P37"/>
      <text:p text:style-name="P37">Desde esta pantalla podemos acceder a: Registrar una nueva ruta, Consultar el histórico de rutas, y consultar una serie de estadísticas.</text:p>
      <text:h text:style-name="P67" text:outline-level="1" text:is-list-header="true"><text:bookmark-start text:name="__RefHeading___Toc9822_827709419"/><text:bookmark-end text:name="__RefHeading___Toc9822_827709419"/></text:h>
      <text:h text:style-name="P70" text:outline-level="1"><text:bookmark-start text:name="__RefHeading___Toc9838_827709419"/>CONCLUSIONES Y AMPLIACIONES<text:bookmark-end text:name="__RefHeading___Toc9838_827709419"/></text:h>
      <text:list xml:id="list5468186314182502483" text:style-name="WW8Num2">
        <text:list-item>
          <text:p text:style-name="P80">CONCLUSIONES</text:p>
        </text:list-item>
      </text:list>
      <text:p text:style-name="P45">El desarrollo de aplicaciones en Android requiere un esfuerzo de constante actualización por parte del programador ya que se trata de una plataforma en constante evolución.</text:p>
      <text:p text:style-name="P45"/>
      <text:p text:style-name="P83">Mientras que en iOS se limita el desarrollo a un numero dado de resoluciones, en Android debido a la gran cantidad de fabricantes con sus diferentes tamaños <text:span text:style-name="T40">de pantalla se hace indispensable el uso de fragments, </text:span>ya que es la única manera de asegurar que los elementos gráficos se verán de igual manera en los distintos dispositivos. </text:p>
      <text:p text:style-name="P83"/>
      <text:p text:style-name="P84">Las razones anteriores son motivos por los que se apuesta por aplicaciones híbridas.</text:p>
      <text:p text:style-name="Párrafo_20_de_20_lista"/>
      <text:list xml:id="list205629342508208" text:continue-numbering="true" text:style-name="WW8Num2">
        <text:list-item>
          <text:p text:style-name="P80">AMPLIACIONES</text:p>
        </text:list-item>
      </text:list>
      <text:p text:style-name="Párrafo_20_de_20_lista"/>
      <text:p text:style-name="P32">El proyecto <text:span text:style-name="T28">está abierto a futuras ampliaciones. Una de las más interesantes es la creación de una base de datos en la nube donde los distintos usuarios pueden almacenar sus rutas. Además esta base de datos permitirá descargar rutas de otros usuarios.</text:span> </text:p>
      <text:p text:style-name="P32"/>
      <text:p text:style-name="P33">Otras ampliaciones de menor calado son el aumento de los tipos de <text:span text:style-name="T39">actividad y dar al usuario mayor poder de configuración incluyendo una pantalla de preferencias.</text:span></text:p>
      <text:h text:style-name="P66" text:outline-level="1"/>
      <text:h text:style-name="P69" text:outline-level="1"><text:bookmark-start text:name="__RefHeading___Toc9824_827709419"/>REFERENCIAS BIBLIOGRÁFICAS<text:bookmark-end text:name="__RefHeading___Toc9824_827709419"/></text:h>
      <text:p text:style-name="Standard"/>
      <text:p text:style-name="P4">Desarrollo de Aplicaciones para Android (<text:span text:style-name="T9">1</text:span>ª Edición<text:span text:style-name="T6">)</text:span></text:p>
      <text:p text:style-name="P5">Roberto Montero Miguel</text:p>
      <text:p text:style-name="P5">RA-MA Editorial 2012</text:p>
      <text:p text:style-name="P5"/>
      <text:p text:style-name="P5">El gran libro de Android (<text:span text:style-name="T8">3</text:span>ª Edición<text:span text:style-name="T6">)</text:span></text:p>
      <text:p text:style-name="P5">Jesús Tomás Gironés</text:p>
      <text:p text:style-name="P5">Marcombo 2013</text:p>
      <text:p text:style-name="P6"/>
      <text:p text:style-name="P7">El gran libro de <text:span text:style-name="T9">programación avanzada con </text:span>Android (<text:span text:style-name="T9">1</text:span>ª Edición<text:span text:style-name="T6">)</text:span></text:p>
      <text:p text:style-name="P8">José Enrique Amaro Soriano</text:p>
      <text:p text:style-name="P7">Marcombo 2013</text:p>
      <text:p text:style-name="Text_20_body"><text:a xlink:type="simple" xlink:href="https://developer.android.com/index.html" text:style-name="Internet_20_link" text:visited-style-name="Visited_20_Internet_20_Link"/></text:p>
      <text:p text:style-name="P51"><text:a xlink:type="simple" xlink:href="https://developer.android.com/index.html" text:style-name="Internet_20_link" text:visited-style-name="Visited_20_Internet_20_Link">https://developer.android.com/index.html</text:a></text:p>
      <text:p text:style-name="P51"><text:a xlink:type="simple" xlink:href="http://stackoverflow.com/questions/15313598/once-for-all-how-to-correctly-save-instance-state-of-fragments-in-back-stack" text:style-name="Internet_20_link" text:visited-style-name="Visited_20_Internet_20_Link"><text:span text:style-name="T43">http://stackoverflow.com</text:span></text:a></text:p>
      <text:p text:style-name="P50">https://developers.google.com/maps/documentation/android-api/</text:p>
      <text:p text:style-name="Text_20_body"/>
      <text:p text:style-name="P49"><text:a xlink:type="simple" xlink:href="https://realm.io/docs/" text:style-name="Internet_20_link" text:visited-style-name="Visited_20_Internet_20_Link">https://realm.io/docs/</text:a></text:p>
      <text:p text:style-name="P49"/>
      <text:p text:style-name="P60">https://developers.google.com/maps/documentation/android-api/views</text:p>
      <text:p text:style-name="P41"/>
      <text:p text:style-name="P49"/>
      <text:h text:style-name="P66" text:outline-level="1"/>
      <text:h text:style-name="P72" text:outline-level="1"><text:bookmark-start text:name="__RefHeading___Toc9828_827709419"/>APÉNDICES<text:bookmark-end text:name="__RefHeading___Toc9828_827709419"/></text:h>
      <text:list xml:id="list2111500966075126782" text:style-name="WW8Num8">
        <text:list-item>
          <text:p text:style-name="P81">GLOSARIO Y DICCIONARIO DE DATOS</text:p>
        </text:list-item>
        <text:list-item>
          <text:p text:style-name="P81">CONTENIDO ENTREGADOS EN EL CD-ROM</text:p>
          <text:list>
            <text:list-item>
              <text:p text:style-name="P78">Contenidos </text:p>
            </text:list-item>
            <text:list-item>
              <text:p text:style-name="P78">Código Ejecutable e instalación</text:p>
            </text:list-item>
            <text:list-item>
              <text:p text:style-name="P78">Ficheros de Configuración</text:p>
            </text:list-item>
          </text:list>
        </text:list-item>
      </text:list>
      <text:p text:style-name="P22"/>
      <text:list xml:id="list205629165013548" text:continue-numbering="true" text:style-name="WW8Num8">
        <text:list-item>
          <text:p text:style-name="P81">ÍNDICE ALFABÉTICO</text:p>
        </text:list-item>
        <text:list-item>
          <text:p text:style-name="P81">CÓDIGO FUENTE</text:p>
        </text:list-item>
      </text:list>
      <text:p text:style-name="P2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Open Sans" svg:font-family="'Open Sans', sans-serif"/>
    <style:font-face style:name="Realm" svg:font-family="Realm, Lato, Helvetica, Arial, sans-serif"/>
    <style:font-face style:name="Roboto Mono" svg:font-family="'Roboto Mono', monospace"/>
    <style:font-face style:name="Roboto" svg:font-family="Roboto, sans-serif"/>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5-20T20:56:28.557076546</dc:date>
    <meta:editing-cycles>60</meta:editing-cycles>
    <meta:editing-duration>PT4H40M3S</meta:editing-duration>
    <meta:generator>LibreOffice/5.1.6.2$Linux_X86_64 LibreOffice_project/10m0$Build-2</meta:generator>
    <meta:document-statistic meta:table-count="1" meta:image-count="1" meta:object-count="0" meta:page-count="12" meta:paragraph-count="120" meta:word-count="1418" meta:character-count="9201" meta:non-whitespace-character-count="7921"/>
  </office:meta>
</office:document-meta>
</file>